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I 22606 File - Fields Description</text:span></text:p>
      <text:p text:style-name="Standard"/>
      <text:p text:style-name="Standard"><text:span text:style-name="T3">Seq <text:s/><text:tab/>Field <text:s text:c="12"/><text:tab/><text:tab/>Text <text:s text:c="41"/><text:tab/><text:tab/>Len<text:tab/>Dec </text:span></text:p>
      <text:p text:style-name="Standard"><text:s text:c="3"/>1 <text:s/><text:tab/>PIN <text:s text:c="14"/><text:tab/><text:tab/>Property Index No. <text:s text:c="27"/><text:tab/><text:tab/>14 <text:s text:c="3"/><text:tab/>0 </text:p>
      <text:p text:style-name="Standard"><text:s text:c="3"/>2 <text:s/><text:tab/>ML_ADDRESS <text:s text:c="7"/><text:tab/>Mailing Address <text:s text:c="31"/><text:tab/><text:tab/>50 <text:s text:c="5"/></text:p>
      <text:p text:style-name="Standard"><text:s text:c="3"/>3 <text:s/><text:tab/>PL_ADDRESS <text:s text:c="7"/><text:tab/>Property Location <text:s text:c="29"/><text:tab/><text:tab/>50 <text:s text:c="5"/></text:p>
      <text:p text:style-name="Standard"><text:s text:c="3"/>4 <text:s/><text:tab/>TOWN <text:s text:c="13"/><text:tab/><text:tab/>Township <text:s text:c="38"/><text:tab/> <text:s text:c="3"/><text:tab/><text:tab/>13 <text:s text:c="5"/></text:p>
      <text:p text:style-name="Standard"><text:s text:c="3"/>5 <text:s/><text:tab/>CLS <text:s text:c="14"/><text:tab/><text:tab/>Property Class <text:s text:c="37"/><text:tab/><text:tab/> <text:s/>3 <text:s text:c="3"/><text:tab/>0 </text:p>
      <text:p text:style-name="Standard"><text:s text:c="3"/>6 <text:s/><text:tab/>CLSDESCR <text:s text:c="9"/><text:tab/><text:tab/>Property Classification <text:s text:c="19"/><text:tab/> <text:s text:c="12"/>150 <text:s text:c="5"/></text:p>
      <text:p text:style-name="Standard"><text:s text:c="3"/>7 <text:s/><text:tab/>TRIENNIAL <text:s text:c="8"/><text:tab/><text:tab/>Triennial CITY=City N/W=Northwest S/W=South <text:s text:c="4"/>4 <text:s text:c="5"/></text:p>
      <text:p text:style-name="Standard"><text:s text:c="3"/>8 <text:s/><text:tab/>LAND_SQFT <text:s text:c="8"/><text:tab/>Land Square Footage <text:s text:c="28"/><text:tab/><text:tab/> <text:s text:c="2"/>9 <text:s text:c="3"/><text:tab/>0 </text:p>
      <text:p text:style-name="Standard"><text:s text:c="3"/>9 <text:s/><text:tab/>BLDG_SQFT <text:s text:c="8"/><text:tab/>Building Square Footage <text:s text:c="24"/><text:tab/><text:tab/> <text:s text:c="2"/>9 <text:s text:c="3"/><text:tab/>0 </text:p>
      <text:p text:style-name="Standard"><text:s text:c="2"/>10 <text:s/><text:tab/>NBHD <text:s text:c="13"/><text:tab/><text:tab/>Neighborhood <text:s text:c="36"/><text:tab/><text:tab/> <text:s text:c="2"/>3 <text:s text:c="3"/><text:tab/>0 </text:p>
      <text:p text:style-name="Standard"><text:s text:c="2"/>11 <text:s/><text:tab/>TAX_CODE <text:s text:c="9"/><text:tab/>Tax Code <text:s text:c="39"/><text:tab/><text:tab/><text:tab/> <text:s text:c="2"/>5 <text:s text:c="3"/><text:tab/>0 </text:p>
      <text:p text:style-name="Standard"><text:s text:c="2"/>12 <text:s/><text:tab/>CUR_LAND <text:s text:c="9"/><text:tab/>Current Land <text:s text:c="35"/><text:tab/><text:tab/> <text:s text:c="2"/>9 <text:s text:c="3"/><text:tab/>0</text:p>
      <text:p text:style-name="Standard"><text:s text:c="2"/>13 <text:s/><text:tab/>CUR_BLD <text:s text:c="10"/><text:tab/><text:tab/>Current Bldg <text:s text:c="35"/><text:tab/><text:tab/> <text:s text:c="2"/>9 <text:s text:c="3"/><text:tab/>0 </text:p>
      <text:p text:style-name="Standard"><text:s text:c="2"/>14 <text:s/><text:tab/>CUR_TOTAL <text:s text:c="8"/><text:tab/>Current Total <text:s text:c="34"/><text:tab/><text:tab/> <text:s text:c="2"/>9 <text:s text:c="3"/><text:tab/>0 </text:p>
      <text:p text:style-name="Standard"><text:s text:c="2"/>15 <text:s/><text:tab/>CUR_MKTVAL <text:s text:c="7"/><text:tab/>Current Market Value <text:s text:c="27"/><text:tab/><text:tab/> <text:s text:c="2"/>9 <text:s text:c="3"/><text:tab/>0 </text:p>
      <text:p text:style-name="Standard"><text:s text:c="2"/>16 <text:s/><text:tab/>PRI_LAND <text:s text:c="9"/><text:tab/><text:tab/>Prior Land <text:s text:c="37"/><text:tab/><text:tab/><text:tab/> <text:s text:c="2"/>9 <text:s text:c="3"/><text:tab/>0 </text:p>
      <text:p text:style-name="Standard"><text:soft-page-break/><text:s text:c="2"/>17 <text:s/><text:tab/>PRI_BLDG <text:s text:c="9"/><text:tab/><text:tab/>Prior Bldg <text:s text:c="37"/><text:tab/><text:tab/><text:tab/> <text:s text:c="2"/>9 <text:s text:c="3"/><text:tab/>0 </text:p>
      <text:p text:style-name="Standard"><text:s text:c="2"/>18 <text:s/><text:tab/>PRI_TOTAL <text:s text:c="8"/><text:tab/><text:tab/>Prior Total <text:s text:c="36"/><text:tab/><text:tab/><text:tab/> <text:s text:c="2"/>9 <text:s text:c="3"/><text:tab/>0 </text:p>
      <text:p text:style-name="Standard"><text:s text:c="2"/>19 <text:s/><text:tab/>PRI_MKTVAL <text:s text:c="7"/><text:tab/>Prior Market Value <text:s text:c="29"/><text:tab/><text:tab/> <text:s text:c="2"/>9 <text:s text:c="3"/><text:tab/>0 </text:p>
      <text:p text:style-name="Standard"><text:s text:c="2"/>20 <text:s/><text:tab/>RES_TYPE <text:s text:c="10"/><text:tab/><text:tab/>Residence Type <text:s text:c="32"/><text:tab/><text:tab/> <text:s/>25 <text:s text:c="5"/></text:p>
      <text:p text:style-name="Standard"><text:s text:c="2"/>21 <text:s/><text:tab/>BLDG_USE <text:s text:c="9"/><text:tab/>Building Use <text:s text:c="34"/><text:tab/><text:tab/><text:tab/> <text:s/>15 <text:s text:c="5"/></text:p>
      <text:p text:style-name="Standard"><text:s text:c="2"/>22 <text:s/><text:tab/>NO_OF_APTS <text:s text:c="7"/><text:tab/># of Apartment <text:s text:c="33"/><text:tab/><text:tab/> <text:s text:c="4"/>1 <text:s text:c="3"/><text:tab/>0 </text:p>
      <text:p text:style-name="Standard"><text:s text:c="2"/><text:span text:style-name="T3">Seq <text:s text:c="2"/><text:tab/>Field <text:s text:c="12"/><text:tab/><text:tab/>Text <text:s text:c="41"/><text:tab/><text:tab/>Len<text:tab/>Dec </text:span></text:p>
      <text:p text:style-name="Standard"><text:s/>23 <text:s/><text:tab/>EXT_CONST <text:s text:c="8"/><text:tab/>Exterior Construction <text:s text:c="25"/><text:tab/><text:tab/>15 <text:s text:c="5"/></text:p>
      <text:p text:style-name="Standard"><text:s text:c="2"/>24 <text:s/><text:tab/>FULL_BATH <text:s text:c="7"/><text:tab/><text:tab/> Full Baths <text:s text:c="37"/><text:tab/><text:tab/> <text:tab/> <text:s text:c="2"/>1 <text:s text:c="3"/><text:tab/>0</text:p>
      <text:p text:style-name="Standard"><text:s text:c="2"/>25 <text:s/><text:tab/>HALF_BATH <text:s text:c="7"/><text:tab/> Half Baths <text:s text:c="37"/><text:tab/><text:tab/><text:tab/> <text:s text:c="2"/>1 <text:s text:c="3"/><text:tab/>0 </text:p>
      <text:p text:style-name="Standard"><text:s text:c="2"/>26 <text:s/><text:tab/>BSMT <text:s text:c="13"/><text:tab/><text:tab/>Basement Description <text:s text:c="26"/><text:tab/><text:tab/> 30 <text:s text:c="5"/></text:p>
      <text:p text:style-name="Standard"><text:s text:c="2"/>27 <text:s/><text:tab/>ATTIC <text:s text:c="12"/><text:tab/><text:tab/>Attic Description <text:s text:c="29"/><text:tab/><text:tab/> <text:s/>25 <text:s text:c="5"/></text:p>
      <text:p text:style-name="Standard"><text:s text:c="2"/>28 <text:s/><text:tab/>FIRE_PL <text:s text:c="10"/><text:tab/><text:tab/>Fireplace Quantity <text:s text:c="29"/><text:tab/><text:tab/> <text:s text:c="2"/>1 <text:s text:c="3"/><text:tab/>0 </text:p>
      <text:p text:style-name="Standard"><text:s text:c="2"/>29 <text:s/><text:tab/>GAR_DES <text:s text:c="10"/><text:tab/><text:tab/>Garage Description <text:s text:c="28"/><text:tab/><text:tab/> 20 <text:s text:c="5"/></text:p>
      <text:p text:style-name="Standard"><text:s text:c="2"/>30 <text:s/><text:tab/>AGE <text:s text:c="14"/><text:tab/><text:tab/>Bldg Age <text:s text:c="44"/><text:tab/><text:tab/> <text:s text:c="2"/>3 <text:s text:c="3"/><text:tab/>0 </text:p>
      <text:p text:style-name="Standard"><text:s text:c="2"/>31 <text:s/><text:tab/>PASS_NO <text:s text:c="13"/><text:tab/><text:tab/>1=FP,2=ASR Cert,3=BOR Cert <text:s text:c="21"/><text:tab/> <text:s text:c="2"/>1 <text:s text:c="3"/><text:tab/>0 </text:p>
      <text:p text:style-name="Standard"><text:s text:c="2"/>32 <text:s/><text:tab/>YEAR <text:s text:c="13"/><text:tab/><text:tab/>Assessment Year <text:s text:c="32"/><text:tab/><text:tab/> <text:s text:c="2"/>4 <text:s text:c="3"/>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Pham</meta:initial-creator>
    <meta:editing-cycles>2</meta:editing-cycles>
    <meta:print-date>2013-09-24T20:05:00</meta:print-date>
    <meta:creation-date>2013-09-24T20:15:00</meta:creation-date>
    <dc:date>2013-10-17T17:59:57</dc:date>
    <meta:editing-duration>P0D</meta:editing-duration>
    <meta:generator>LibreOffice/3.5$Linux_ARM_EABI LibreOffice_project/350m1$Build-2</meta:generator>
    <meta:document-statistic meta:table-count="0" meta:image-count="0" meta:object-count="0" meta:page-count="2" meta:paragraph-count="35" meta:word-count="204" meta:character-count="2995" meta:non-whitespace-character-count="892"/>
    <meta:user-defined meta:name="AppVersion">12.0000</meta:user-defined>
    <meta:user-defined meta:name="Company">CCA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